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Text_20_body">
      <style:text-properties officeooo:rsid="000402b1" officeooo:paragraph-rsid="000402b1"/>
    </style:style>
    <style:style style:name="P2" style:family="paragraph" style:parent-style-name="Text_20_body" style:list-style-name="L1">
      <style:text-properties officeooo:rsid="000402b1" officeooo:paragraph-rsid="000402b1"/>
    </style:style>
    <style:style style:name="P3" style:family="paragraph" style:parent-style-name="Text_20_body" style:list-style-name="L2">
      <style:text-properties officeooo:rsid="000402b1" officeooo:paragraph-rsid="000402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ample contract</text:p>
      <text:p text:style-name="Text_20_body"/>
      <text:p text:style-name="P1">This is an example contract. You can generate your own by following these steps:</text:p>
      <text:list xml:id="list4083489409" text:style-name="L1">
        <text:list-item>
          <text:p text:style-name="P2">Create a contract.odt in libreoffice</text:p>
        </text:list-item>
        <text:list-item>
          <text:p text:style-name="P2">Unzip the contract.odt file to get content.xml</text:p>
        </text:list-item>
        <text:list-item>
          <text:p text:style-name="P2">Use django templating in content.xml so that RebelStuff can automatically insert relevant information</text:p>
        </text:list-item>
        <text:list-item>
          <text:p text:style-name="P2">Store contract.odt and content.xml on your server</text:p>
        </text:list-item>
        <text:list-item>
          <text:p text:style-name="P2">Update CONTRACT_REFERENCE and CONTRACT_CONTENT in settings.py to point to these files</text:p>
        </text:list-item>
      </text:list>
      <text:p text:style-name="P1"/>
      <text:p text:style-name="P1">Name: {name}</text:p>
      <text:p text:style-name="P1">Items:</text:p>
      <text:list xml:id="list1251435249" text:style-name="L2">
        <text:list-item>
          <text:p text:style-name="P3">foo</text:p>
        </text:list-item>
      </text:list>
      <text:p text:style-name="P1">Duration: {start} - {end}</text:p>
      <text:p text:style-name="P1">Price: {price}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Roboto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Roboto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4:49:57.859712759</meta:creation-date>
    <dc:date>2020-02-29T14:57:05.541518074</dc:date>
    <meta:editing-duration>PT7M9S</meta:editing-duration>
    <meta:editing-cycles>1</meta:editing-cycles>
    <meta:document-statistic meta:table-count="0" meta:image-count="0" meta:object-count="0" meta:page-count="1" meta:paragraph-count="12" meta:word-count="75" meta:character-count="480" meta:non-whitespace-character-count="423"/>
    <meta:generator>LibreOffice/6.1.5.2$Linux_X86_64 LibreOffice_project/10$Build-2</meta:generator>
  </office:meta>
</office:document-meta>
</file>